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1" svg:font-family="'Segoe UI'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Arial" fo:font-size="14pt" style:font-size-asian="14pt" style:font-name-complex="Arial" style:font-size-complex="14pt"/>
    </style:style>
    <style:style style:name="P2" style:family="paragraph" style:parent-style-name="Liststycke" style:list-style-name="WWNum1"/>
    <style:style style:name="P3" style:family="paragraph" style:parent-style-name="Liststycke" style:list-style-name="WWNum1" style:master-page-name="MP0">
      <style:paragraph-properties style:page-number="auto" fo:break-before="page"/>
    </style:style>
    <style:style style:name="P4" style:family="paragraph">
      <style:paragraph-properties style:punctuation-wrap="simple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5580836927198541" text:style-name="WWNum1">
        <text:list-item>
          <text:p text:style-name="P3"><text:span text:style-name="Standardstycketeckensnitt"><text:span text:style-name="T1"><office:annotation><dc:creator>Unknown Author</dc:creator><dc:date>2013-10-27T11:48:00.56</dc:date><text:p text:style-name="P4"><text:span text:style-name="T2">Tryck på:</text:span><text:span text:style-name="T2"><text:line-break/></text:span><text:span text:style-name="T2">Data &gt; Uppdatera alla.</text:span></text:p></office:annotation></text:span></text:span><text:span text:style-name="Standardstycketeckensnitt"><text:span text:style-name="T1">Länkarna är inte uppdaterade när man kör igång den.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49:00.57</dc:date><text:p text:style-name="P4"><text:span text:style-name="T2">Ordnat.</text:span></text:p></office:annotation></text:span></text:span><text:span text:style-name="Standardstycketeckensnitt"><text:span text:style-name="T1">Fel radhöjd rad 17 i utskrift.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50:00.57</dc:date><text:p text:style-name="P4"><text:span text:style-name="T2">Jag lyckas inte återskapa det, när händer det?</text:span></text:p></office:annotation></text:span></text:span><text:span text:style-name="Standardstycketeckensnitt"><text:span text:style-name="T1">Går int</text:span></text:span><text:span text:style-name="Standardstycketeckensnitt"><text:span text:style-name="T1">e att tabba i kontrollpa</text:span></text:span><text:span text:style-name="Standardstycketeckensnitt"><text:span text:style-name="T1">nelen.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44:00.57</dc:date><text:p text:style-name="P4"><text:span text:style-name="T2">Ordnat, hoppas jag, eftersom det är en bug i excel så kan jag inte vara säker på att min lösning alltid funkar.</text:span></text:p></office:annotation></text:span></text:span><text:span text:style-name="Standardstycketeckensnitt"><text:span text:style-name="T1">Numl</text:span></text:span><text:span text:style-name="Standardstycketeckensnitt"><text:span text:style-name="T1">ock slås av efter makrokörning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56:00.57</dc:date><text:p text:style-name="P4"><text:span text:style-name="T2">När då, det blir inte så för mig?</text:span></text:p></office:annotation></text:span></text:span><text:span text:style-name="Standardstycketeckensnitt"><text:span text:style-name="T1">Klipplistan har skalad utskrift.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3:43:00.57</dc:date><text:p text:style-name="P4"><text:span text:style-name="T2">Ordnat.</text:span></text:p></office:annotation></text:span></text:span><text:span text:style-name="Standardstycketeckensnitt"><text:span text:style-name="T1">Radbrytningstecken kommer på fel rad.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47:00.57</dc:date><text:p text:style-name="P4"><text:span text:style-name="T2">Ordnat.</text:span></text:p></office:annotation></text:span></text:span><text:span text:style-name="Standardstycketeckensnitt"><text:span text:style-name="T1">Vid val av special ingång är rutan </text:span></text:span><text:span text:style-name="Standardstycketeckensnitt"><text:span text:style-name="T1">Special för stor.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55:00.58</dc:date><text:p text:style-name="P4"><text:span text:style-name="T2">I detta fallet får du göra som förr i det gamla digma, genom att förstora området.</text:span></text:p></office:annotation></text:span></text:span><text:span text:style-name="Standardstycketeckensnitt"><text:span text:style-name="T1">Utskriftsområde är fel ligger</text:span></text:span><text:span text:style-name="Standardstycketeckensnitt"><text:span text:style-name="T1"> bara över 2 sidor ex.60859</text:span></text:span></text:p>
        </text:list-item>
        <text:list-item>
          <text:p text:style-name="P2"><text:span text:style-name="Standardstycketeckensnitt"><text:span text:style-name="T1"><office:annotation><dc:creator>Unknown Author</dc:creator><dc:date>2013-10-27T11:54:00.58</dc:date><text:p text:style-name="P4"><text:span text:style-name="T2">Lyckas inte återskapa detta, för vilket ordernummer händer det?</text:span></text:p></office:annotation></text:span></text:span><text:span text:style-name="Standardstycketeckensnitt"><text:span text:style-name="T1">På sid nr 2 blir Tj fel när </text:span></text:span><text:span text:style-name="Standardstycketeckensnitt"><text:span text:style-name="T1">man ange 0,8 (resultatet blir ,8)</text:span>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1" svg:font-family="'Segoe UI'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sv" fo:country="SE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sv" fo:country="SE" fo:font-style="normal" style:text-underline-style="none" fo:font-weight="normal" style:letter-kerning="tru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1pt" style:font-size-asian="11pt" style:font-name-complex="Calibri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Beskrivning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Liststycke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Kommentarer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Ballong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andardstycketeckensnitt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Kommentarer_20_Char" style:display-name="Kommentarer Char" style:family="text" style:parent-style-name="Standardstycketeckensnitt"/>
    <style:style style:name="Kommentarsreferens" style:family="text" style:parent-style-name="Standardstycketeckensnitt">
      <style:text-properties fo:font-size="8pt" style:font-size-asian="8pt" style:font-size-complex="8pt"/>
    </style:style>
    <style:style style:name="Ballongtext_20_Char" style:display-name="Ballongtext Char" style:family="text" style:parent-style-name="Standardstycketeckensnitt">
      <style:text-properties style:font-name="Tahoma" fo:font-size="8pt" style:font-size-asian="8pt" style:font-name-complex="Tahoma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o">
        <style:list-level-properties/>
        <style:text-properties style:font-name="Courier New"/>
      </text:list-level-style-bullet>
      <text:list-level-style-bullet text:level="3" text:style-name="WW_5f_CharLFO1LVL3" text:bullet-char="">
        <style:list-level-properties/>
        <style:text-properties style:font-name="Wingdings"/>
      </text:list-level-style-bullet>
      <text:list-level-style-bullet text:level="4" text:style-name="WW_5f_CharLFO1LVL4" text:bullet-char="">
        <style:list-level-properties/>
        <style:text-properties style:font-name="Symbol"/>
      </text:list-level-style-bullet>
      <text:list-level-style-bullet text:level="5" text:style-name="WW_5f_CharLFO1LVL5" text:bullet-char="o">
        <style:list-level-properties/>
        <style:text-properties style:font-name="Courier New"/>
      </text:list-level-style-bullet>
      <text:list-level-style-bullet text:level="6" text:style-name="WW_5f_CharLFO1LVL6" text:bullet-char="">
        <style:list-level-properties/>
        <style:text-properties style:font-name="Wingdings"/>
      </text:list-level-style-bullet>
      <text:list-level-style-bullet text:level="7" text:style-name="WW_5f_CharLFO1LVL7" text:bullet-char="">
        <style:list-level-properties/>
        <style:text-properties style:font-name="Symbol"/>
      </text:list-level-style-bullet>
      <text:list-level-style-bullet text:level="8" text:style-name="WW_5f_CharLFO1LVL8" text:bullet-char="o">
        <style:list-level-properties/>
        <style:text-properties style:font-name="Courier New"/>
      </text:list-level-style-bullet>
      <text:list-level-style-bullet text:level="9" text:style-name="WW_5f_CharLFO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attias Kuduk</meta:initial-creator>
    <meta:creation-date>2013-09-09T08:34:00Z</meta:creation-date>
    <dc:date>2013-12-07T14:34:48.83</dc:date>
    <meta:editing-cycles>2</meta:editing-cycles>
    <meta:editing-duration>PT2H9M15S</meta:editing-duration>
    <meta:document-statistic meta:table-count="0" meta:image-count="0" meta:object-count="0" meta:page-count="1" meta:paragraph-count="9" meta:word-count="86" meta:character-count="4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